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47688" officeooo:paragraph-rsid="00147688"/>
    </style:style>
    <style:style style:name="P3" style:family="paragraph" style:parent-style-name="Standard">
      <style:text-properties officeooo:rsid="00147688" officeooo:paragraph-rsid="00147688"/>
    </style:style>
    <style:style style:name="P4" style:family="paragraph" style:parent-style-name="Standard">
      <style:text-properties fo:font-size="28pt" officeooo:rsid="00147688" officeooo:paragraph-rsid="00147688" style:font-size-asian="28pt" style:font-size-complex="28pt"/>
    </style:style>
    <style:style style:name="P5" style:family="paragraph" style:parent-style-name="Standard">
      <style:text-properties officeooo:paragraph-rsid="0016b5ff"/>
    </style:style>
    <style:style style:name="T1" style:family="text">
      <style:text-properties officeooo:rsid="0014768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Array Strings::</text:p>
      <text:p text:style-name="P3">1089 (leetcode ) duplicate zeros: Easy</text:p>
      <text:p text:style-name="P2"><text:span text:style-name="Strong_20_Emphasis">Input:</text:span> arr = [1,0,2,3,0,4,5,0]</text:p>
      <text:p text:style-name="Preformatted_20_Text"><text:span text:style-name="Strong_20_Emphasis">Output:</text:span> [1,0,0,2,3,0,0,4]</text:p>
      <text:p text:style-name="P1"><text:span text:style-name="Strong_20_Emphasis">Explanation:</text:span> After calling your function, the input array is modified to: [1,0,0,2,3,0,0,4]</text:p>
      <text:p text:style-name="P3"/>
      <text:p text:style-name="P3">method -1 using extra space, SC: O(n), TC: O(n)</text:p>
      <text:p text:style-name="P3">tip -1 :: whenever the function type is void i.e we cant use retun to return the answer that means it expects to deliver answer, in whatever sources it had provided.</text:p>
      <text:p text:style-name="P3">Exmaple here we used dummy array and in the last arr= dummy_array</text:p>
      <text:p text:style-name="P3"/>
      <text:p text:style-name="P3">method-2 void function <text:s/>type gives hints that it can be optimised into SC:O(1) and TC:O(n)</text:p>
      <text:p text:style-name="P5"><text:span text:style-name="Strong_20_Emphasis">Count zeros first</text:span> → outer loop (once).</text:p>
      <text:p text:style-name="P5"><text:span text:style-name="Strong_20_Emphasis">Shift from the end</text:span> → avoids overwriting.</text:p>
      <text:p text:style-name="P5"><text:span text:style-name="Strong_20_Emphasis">Duplicate zero explicitly</text:span> → assign <text:span text:style-name="Source_20_Text">0</text:span>.</text:p>
      <text:p text:style-name="P5"><text:span text:style-name="Strong_20_Emphasis">Check bounds</text:span> → <text:span text:style-name="Source_20_Text">i + zeros &lt; n</text:span>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7:07:06.572603367</meta:creation-date>
    <dc:date>2026-03-02T17:36:58.952194050</dc:date>
    <meta:editing-duration>PT19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21" meta:character-count="711" meta:non-whitespace-character-count="602"/>
  </office:meta>
</office:document-meta>
</file>